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fr1"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rnesto Verda</text:p>
      <text:p text:style-name="P1">Разрешается распространение дополнение и исправление ошибок, если при этом сохраняется внутренняя непротиворечивость.</text:p>
      <text:h text:style-name="Heading_20_1" text:outline-level="1">Популярное изложение положений квантово-газовой теории упоротости</text:h>
      <text:p text:style-name="Text_20_body">Квантово-газовая теория упоротости является сравнительно новым направлением исследований, поэтому до сих пор сведения о ней фрагментарны. Задачей данной работы является популярное изложение основных положений данной теории, понятное даже неспециалисту. Будут рассмотрены механизмы возникновения упоротости, а также способы терапии адекватности.</text:p>
      <text:h text:style-name="Heading_20_2" text:outline-level="2">Основные механизмы возникновения упоротости</text:h>
      <text:p text:style-name="Text_20_body">Состояние упоротости возникает при образовании в мозге человека упорина. Упорин — вещество с химической формулой CHRn. При нормальных условиях упорин — бесцветный газ, не имеющий вкуса и запаха. При температуре -162 градуса по Цельсию упорин превращается в жидкость, а при -586 градусах затвердевает.</text:p>
      <text:p text:style-name="Text_20_body">При температуре окружающей среды выше 30 градусов по Цельсию молекула упорина распадается с образованием одного упорона. Упорон — частица со спином 1/3, вызывает образование 0,72 молекул упорина. При этом между радоном и углеродом возникает упоронная связь. Остальная энергия выделяется в виде тепла. Забегая вперёд, скажем, что излишнее образование тепла является основной проблемой при терапии адекватности.</text:p>
      <text:p text:style-name="Text_20_body">При распаде упорина в мозге человека часть упоронов излучается через глазницы, т. к. костная ткань черепа является непреодолимым препятствием для упоронов. Оставшиеся упороны идут на образование новых молекул упорина. Отношение количества упоронов, образующих упорин не покидая мозга, к количеству излучённых упоронов называется коэффициентом упарываемости. Коэффициент упарываемости анатомически обусловлен и индивидуален для каждого человека.</text:p>
      <text:p text:style-name="Text_20_body">Распад упорина происходит по линейному закону, т. е. количество испускаемых упоронов постоянно и не зависит от концентрации упорина. За одну секунду распадается 2856 молекул упорина. Количество образуемых при распаде упорина упоронов <draw:frame draw:style-name="fr1" draw:name="Объект6" text:anchor-type="as-char" svg:width="4.277cm" svg:height="0.467cm" draw:z-index="5"><draw:object xlink:href="./Object 6" xlink:type="simple" xlink:show="embed" xlink:actuate="onLoad"/><draw:image xlink:href="./ObjectReplacements/Object 6" xlink:type="simple" xlink:show="embed" xlink:actuate="onLoad"/></draw:frame>называется упориновой константой. Построим математическую модель процесса возникновения упоротости. Пусть <draw:frame draw:style-name="fr1" draw:name="Объект1" text:anchor-type="as-char" svg:width="1.124cm" svg:height="0.529cm" draw:z-index="0"><draw:object xlink:href="./Object 1" xlink:type="simple" xlink:show="embed" xlink:actuate="onLoad"/><draw:image xlink:href="./ObjectReplacements/Object 1" xlink:type="simple" xlink:show="embed" xlink:actuate="onLoad"/></draw:frame>— функция, показывающая зависимость количества упорина от времени. Тогда, исходя из изложенного выше, <draw:frame draw:style-name="fr1" draw:name="Объект2" text:anchor-type="as-char" svg:width="3.845cm" svg:height="0.529cm" draw:z-index="1"><draw:object xlink:href="./Object 2" xlink:type="simple" xlink:show="embed" xlink:actuate="onLoad"/><draw:image xlink:href="./ObjectReplacements/Object 2" xlink:type="simple" xlink:show="embed" xlink:actuate="onLoad"/></draw:frame>, где k — коэффициент упарываемости, а <draw:frame draw:style-name="fr1" draw:name="Объект3" text:anchor-type="as-char" svg:width="1.035cm" svg:height="0.529cm" draw:z-index="2"><draw:object xlink:href="./Object 3" xlink:type="simple" xlink:show="embed" xlink:actuate="onLoad"/><draw:image xlink:href="./ObjectReplacements/Object 3" xlink:type="simple" xlink:show="embed" xlink:actuate="onLoad"/></draw:frame>— упороновый поток, количество упоронов, поступающих извне. При <draw:frame draw:style-name="fr1" draw:name="Объект4" text:anchor-type="as-char" svg:width="2.282cm" svg:height="0.529cm" draw:z-index="3"><draw:object xlink:href="./Object 4" xlink:type="simple" xlink:show="embed" xlink:actuate="onLoad"/><draw:image xlink:href="./ObjectReplacements/Object 4" xlink:type="simple" xlink:show="embed" xlink:actuate="onLoad"/></draw:frame>, проинтегрировав данное выражение, получаем, что <draw:frame draw:style-name="fr1" draw:name="Объект5" text:anchor-type="as-char" svg:width="4.512cm" svg:height="0.531cm" draw:z-index="4"><draw:object xlink:href="./Object 5" xlink:type="simple" xlink:show="embed" xlink:actuate="onLoad"/><draw:image xlink:href="./ObjectReplacements/Object 5" xlink:type="simple" xlink:show="embed" xlink:actuate="onLoad"/></draw:frame></text:p>
      <text:p text:style-name="Text_20_body">Напомним, что состояние упоротости возникает при образовании молекул упорина, и не зависит от его концентрации. Уровень упоротости измеряется во вланах и расчитывается по формуле <draw:frame draw:style-name="fr1" draw:name="Объект7" text:anchor-type="as-char" svg:width="2.318cm" svg:height="0.596cm" draw:z-index="6"><draw:object xlink:href="./Object 7" xlink:type="simple" xlink:show="embed" xlink:actuate="onLoad"/><draw:image xlink:href="./ObjectReplacements/Object 7" xlink:type="simple" xlink:show="embed" xlink:actuate="onLoad"/></draw:frame>Таким образом, упоротостью равной 1 влану называется такое сочетание концентрации упорина и упоронового потока, при котором концентрация упорина отаётся постоянной. Нетрудно рассчитать, что при <draw:frame draw:style-name="fr1" draw:name="Объект8" text:anchor-type="as-char" svg:width="1.73cm" svg:height="0.997cm" draw:z-index="7"><draw:object xlink:href="./Object 8" xlink:type="simple" xlink:show="embed" xlink:actuate="onLoad"/><draw:image xlink:href="./ObjectReplacements/Object 8" xlink:type="simple" xlink:show="embed" xlink:actuate="onLoad"/></draw:frame>упоротость <draw:frame draw:style-name="fr1" draw:name="Объект9" text:anchor-type="as-char" svg:width="1.185cm" svg:height="0.529cm" draw:z-index="8"><draw:object xlink:href="./Object 9" xlink:type="simple" xlink:show="embed" xlink:actuate="onLoad"/><draw:image xlink:href="./ObjectReplacements/Object 9" xlink:type="simple" xlink:show="embed" xlink:actuate="onLoad"/></draw:frame>, а при отсутствии внешнего упоронового потока <draw:frame draw:style-name="fr1" draw:name="Объект10" text:anchor-type="as-char" svg:width="1.614cm" svg:height="0.589cm" draw:z-index="9"><draw:object xlink:href="./Object 10" xlink:type="simple" xlink:show="embed" xlink:actuate="onLoad"/><draw:image xlink:href="./ObjectReplacements/Object 10" xlink:type="simple" xlink:show="embed" xlink:actuate="onLoad"/></draw:frame></text:p>
      <text:h text:style-name="Heading_20_2" text:outline-level="2">Терапия адекватности</text:h>
      <text:p text:style-name="Text_20_body">Адекватностью называется болезненное состояние психики, когда пациент начинает <text:soft-page-break/>оперировать в соответствии с законами аристотелевой логики. С развитием квантово-газовой теории упоротости, медицина получила мощный инструмент для терапии данного заболевания.</text:p>
      <text:p text:style-name="Text_20_body">Терапия производится врачом-упорологом. В первую очередь необходимо определить коэффициент упарываемости пациента. Для этого производится внутривенная инъекция хлорида упорина и измеряется упороновый поток из глаз пациента. По количеству излучаемых упоринов можно судить о коэффициенте упарываемости. Затем пациент помещается под излучение стационарного генератора упоронов. В рабочей камере генератора производится сжигание триупорилбензола, что обеспечивает стабильный и хорошо управляемый поток упоронов. На данном этапе производится создание в мозге пациента запаса упорина. Для этого в течение некоторого времени поддерживается уровень упоротости больше единицы и производится контроль температуры мозга пациента. Процедура прекращается, когда количество упорина станет достаточным для поддержания анатомически обусловленного уровня упоротости в течение 6-12 месяцев. Если же таким образом не удаётся достичь достаточного уровня упоротости, то рассматривается вопрос о вживлении контейнера с хлоридом упорина прямо в череп пациент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text-align="start" style:justify-single-word="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vid </meta:initial-creator>
    <meta:creation-date>2010-02-07T13:55:51</meta:creation-date>
    <dc:date>2010-03-06T00:25:57</dc:date>
    <dc:creator>Timur Sultanov</dc:creator>
    <meta:editing-duration>PT03H54M46S</meta:editing-duration>
    <meta:editing-cycles>17</meta:editing-cycles>
    <meta:generator>OpenOffice.org/3.1$Linux OpenOffice.org_project/310m19$Build-9420</meta:generator>
    <meta:document-statistic meta:table-count="0" meta:image-count="0" meta:object-count="10" meta:page-count="2" meta:paragraph-count="13" meta:word-count="499" meta:character-count="4083"/>
  </office:meta>
</office:document-meta>
</file>

<file path=Object 1/content.xml><?xml version="1.0" encoding="utf-8"?>
<!DOCTYPE math  PUBLIC '-//OpenOffice.org//DTD Modified W3C MathML 1.01//EN'  'math.dtd'>
<math:math xmlns:math="http://www.w3.org/1998/Math/MathML">
  <math:semantics>
    <math:mrow>
      <math:msub>
        <math:mi>p</math:mi>
        <math:mi>u</math:mi>
      </math:msub>
      <math:mrow>
        <math:mo math:stretchy="false">(</math:mo>
        <math:mi>t</math:mi>
        <math:mo math:stretchy="false">)</math:mo>
      </math:mrow>
    </math:mrow>
    <math:annotation math:encoding="StarMath 5.0">p_u(t)</math:annotation>
  </math:semantics>
</math:math>
</file>

<file path=Object 10/content.xml><?xml version="1.0" encoding="utf-8"?>
<!DOCTYPE math  PUBLIC '-//OpenOffice.org//DTD Modified W3C MathML 1.01//EN'  'math.dtd'>
<math:math xmlns:math="http://www.w3.org/1998/Math/MathML">
  <math:semantics>
    <math:mrow>
      <math:msub>
        <math:mi>L</math:mi>
        <math:mi>u</math:mi>
      </math:msub>
      <math:mo math:stretchy="false">=</math:mo>
      <math:msup>
        <math:mi>e</math:mi>
        <math:mrow>
          <math:mo math:stretchy="false">−</math:mo>
          <math:mi math:fontstyle="italic">uk</math:mi>
        </math:mrow>
      </math:msup>
    </math:mrow>
    <math:annotation math:encoding="StarMath 5.0">L_u = e^{-uk}</math:annotation>
  </math:semantics>
</math:math>
</file>

<file path=Object 2/content.xml><?xml version="1.0" encoding="utf-8"?>
<!DOCTYPE math  PUBLIC '-//OpenOffice.org//DTD Modified W3C MathML 1.01//EN'  'math.dtd'>
<math:math xmlns:math="http://www.w3.org/1998/Math/MathML">
  <math:semantics>
    <math:mrow>
      <math:mover math:accent="true">
        <math:msub>
          <math:mi>p</math:mi>
          <math:mi>u</math:mi>
        </math:msub>
        <math:mo math:stretchy="false">˙</math:mo>
      </math:mover>
      <math:mrow>
        <math:mrow>
          <math:mo math:stretchy="false">(</math:mo>
          <math:mi>t</math:mi>
          <math:mo math:stretchy="false">)</math:mo>
        </math:mrow>
        <math:mo math:stretchy="false">=</math:mo>
        <math:mn>0,72</math:mn>
      </math:mrow>
      <math:msub>
        <math:mi>s</math:mi>
        <math:mi>u</math:mi>
      </math:msub>
      <math:mrow>
        <math:mrow>
          <math:mo math:stretchy="false">(</math:mo>
          <math:mi>t</math:mi>
          <math:mo math:stretchy="false">)</math:mo>
        </math:mrow>
        <math:mo math:stretchy="false">−</math:mo>
        <math:mi math:fontstyle="italic">uk</math:mi>
      </math:mrow>
    </math:mrow>
    <math:annotation math:encoding="StarMath 5.0">dot p_u(t) = 0,72 s_u(t) - uk</math:annotation>
  </math:semantics>
</math:math>
</file>

<file path=Object 3/content.xml><?xml version="1.0" encoding="utf-8"?>
<!DOCTYPE math  PUBLIC '-//OpenOffice.org//DTD Modified W3C MathML 1.01//EN'  'math.dtd'>
<math:math xmlns:math="http://www.w3.org/1998/Math/MathML">
  <math:semantics>
    <math:mrow>
      <math:msub>
        <math:mi>s</math:mi>
        <math:mi>u</math:mi>
      </math:msub>
      <math:mrow>
        <math:mo math:stretchy="false">(</math:mo>
        <math:mi>t</math:mi>
        <math:mo math:stretchy="false">)</math:mo>
      </math:mrow>
    </math:mrow>
    <math:annotation math:encoding="StarMath 5.0">s_u(t)</math:annotation>
  </math:semantics>
</math:math>
</file>

<file path=Object 4/content.xml><?xml version="1.0" encoding="utf-8"?>
<!DOCTYPE math  PUBLIC '-//OpenOffice.org//DTD Modified W3C MathML 1.01//EN'  'math.dtd'>
<math:math xmlns:math="http://www.w3.org/1998/Math/MathML">
  <math:semantics>
    <math:mrow>
      <math:msub>
        <math:mi>s</math:mi>
        <math:mi>u</math:mi>
      </math:msub>
      <math:mrow>
        <math:mrow>
          <math:mo math:stretchy="false">(</math:mo>
          <math:mi>t</math:mi>
          <math:mo math:stretchy="false">)</math:mo>
        </math:mrow>
        <math:mo math:stretchy="false">=</math:mo>
        <math:mi math:fontstyle="italic">const</math:mi>
      </math:mrow>
    </math:mrow>
    <math:annotation math:encoding="StarMath 5.0">s_u(t) = const</math:annotation>
  </math:semantics>
</math:math>
</file>

<file path=Object 5/content.xml><?xml version="1.0" encoding="utf-8"?>
<!DOCTYPE math  PUBLIC '-//OpenOffice.org//DTD Modified W3C MathML 1.01//EN'  'math.dtd'>
<math:math xmlns:math="http://www.w3.org/1998/Math/MathML">
  <math:semantics>
    <math:mrow>
      <math:msub>
        <math:mi>p</math:mi>
        <math:mi>u</math:mi>
      </math:msub>
      <math:mrow>
        <math:mrow>
          <math:mo math:stretchy="false">(</math:mo>
          <math:mi>t</math:mi>
          <math:mo math:stretchy="false">)</math:mo>
        </math:mrow>
        <math:mo math:stretchy="false">=</math:mo>
        <math:mn>0,72</math:mn>
      </math:mrow>
      <math:mrow>
        <math:mrow>
          <math:msub>
            <math:mi math:fontstyle="italic">ts</math:mi>
            <math:mi>u</math:mi>
          </math:msub>
          <math:mo math:stretchy="false">−</math:mo>
          <math:mi math:fontstyle="italic">ukt</math:mi>
        </math:mrow>
        <math:mo math:stretchy="false">+</math:mo>
        <math:msub>
          <math:mi>p</math:mi>
          <math:mi math:fontstyle="italic">u0</math:mi>
        </math:msub>
      </math:mrow>
    </math:mrow>
    <math:annotation math:encoding="StarMath 5.0">p_u(t) = 0,72ts_u - ukt + p_u0</math:annotation>
  </math:semantics>
</math:math>
</file>

<file path=Object 6/content.xml><?xml version="1.0" encoding="utf-8"?>
<!DOCTYPE math  PUBLIC '-//OpenOffice.org//DTD Modified W3C MathML 1.01//EN'  'math.dtd'>
<math:math xmlns:math="http://www.w3.org/1998/Math/MathML">
  <math:semantics>
    <math:mrow>
      <math:mrow>
        <math:mi>u</math:mi>
        <math:mo math:stretchy="false">=</math:mo>
        <math:mrow>
          <math:mn>2856</math:mn>
          <math:mo math:stretchy="false">⋅</math:mo>
          <math:mn>0,72</math:mn>
        </math:mrow>
      </math:mrow>
      <math:mo math:stretchy="false">=</math:mo>
      <math:mn>2056,32</math:mn>
    </math:mrow>
    <math:annotation math:encoding="StarMath 5.0">u = 2856 cdot 0,72 = 2056,32</math:annotation>
  </math:semantics>
</math:math>
</file>

<file path=Object 7/content.xml><?xml version="1.0" encoding="utf-8"?>
<!DOCTYPE math  PUBLIC '-//OpenOffice.org//DTD Modified W3C MathML 1.01//EN'  'math.dtd'>
<math:math xmlns:math="http://www.w3.org/1998/Math/MathML">
  <math:semantics>
    <math:mrow>
      <math:msub>
        <math:mi>L</math:mi>
        <math:mi>u</math:mi>
      </math:msub>
      <math:mo math:stretchy="false">=</math:mo>
      <math:msup>
        <math:mi>e</math:mi>
        <math:mrow>
          <math:mn>0,72</math:mn>
          <math:mrow>
            <math:msub>
              <math:mi>s</math:mi>
              <math:mi>u</math:mi>
            </math:msub>
            <math:mo math:stretchy="false">−</math:mo>
            <math:mi math:fontstyle="italic">uk</math:mi>
          </math:mrow>
        </math:mrow>
      </math:msup>
    </math:mrow>
    <math:annotation math:encoding="StarMath 5.0">L_u = e^{0,72s_u - uk}</math:annotation>
  </math:semantics>
</math:math>
</file>

<file path=Object 8/content.xml><?xml version="1.0" encoding="utf-8"?>
<!DOCTYPE math  PUBLIC '-//OpenOffice.org//DTD Modified W3C MathML 1.01//EN'  'math.dtd'>
<math:math xmlns:math="http://www.w3.org/1998/Math/MathML">
  <math:semantics>
    <math:mrow>
      <math:msub>
        <math:mi>s</math:mi>
        <math:mi>u</math:mi>
      </math:msub>
      <math:mo math:stretchy="false">=</math:mo>
      <math:mfrac>
        <math:mi math:fontstyle="italic">uk</math:mi>
        <math:mn>0,72</math:mn>
      </math:mfrac>
    </math:mrow>
    <math:annotation math:encoding="StarMath 5.0">s_u = uk over 0,72</math:annotation>
  </math:semantics>
</math:math>
</file>

<file path=Object 9/content.xml><?xml version="1.0" encoding="utf-8"?>
<!DOCTYPE math  PUBLIC '-//OpenOffice.org//DTD Modified W3C MathML 1.01//EN'  'math.dtd'>
<math:math xmlns:math="http://www.w3.org/1998/Math/MathML">
  <math:semantics>
    <math:mrow>
      <math:msub>
        <math:mi>L</math:mi>
        <math:mi>u</math:mi>
      </math:msub>
      <math:mo math:stretchy="false">=</math:mo>
      <math:mn>1</math:mn>
    </math:mrow>
    <math:annotation math:encoding="StarMath 5.0">L_u = 1</math:annotation>
  </math:semantics>
</math:math>
</file>